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70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3" style:family="table-cell" style:parent-style-name="Default" style:data-style-name="N70"/>
    <style:style style:name="ce8" style:family="table-cell" style:parent-style-name="Default" style:data-style-name="N7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7285.608865" calcext:value-type="float">
            <text:p>27285.608865</text:p>
          </table:table-cell>
          <table:table-cell table:formula="of:=[.H2]/24/365" office:value-type="float" office:value="3.11479553253425" calcext:value-type="float">
            <text:p>3.11479553253425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6.01389" calcext:value-type="float">
            <text:p>46.01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3" calcext:value-type="float">
            <text:p>88691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9.20028" calcext:value-type="float">
            <text:p>49.2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4" calcext:value-type="float">
            <text:p>88691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835" calcext:value-type="float">
            <text:p>43.83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5" calcext:value-type="float">
            <text:p>88691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54" calcext:value-type="float">
            <text:p>44.5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6" calcext:value-type="float">
            <text:p>88691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06806" calcext:value-type="float">
            <text:p>43.06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7" calcext:value-type="float">
            <text:p>88691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82667" calcext:value-type="float">
            <text:p>43.82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8" calcext:value-type="float">
            <text:p>88691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05556" calcext:value-type="float">
            <text:p>43.0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9" calcext:value-type="float">
            <text:p>88691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18139" calcext:value-type="float">
            <text:p>44.18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0" calcext:value-type="float">
            <text:p>88691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39" calcext:value-type="float">
            <text:p>43.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1" calcext:value-type="float">
            <text:p>88691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49139" calcext:value-type="float">
            <text:p>44.49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2" calcext:value-type="float">
            <text:p>88691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44806" calcext:value-type="float">
            <text:p>44.44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3" calcext:value-type="float">
            <text:p>88691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2.47111" calcext:value-type="float">
            <text:p>42.47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4" calcext:value-type="float">
            <text:p>88691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7.29056" calcext:value-type="float">
            <text:p>47.2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5" calcext:value-type="float">
            <text:p>88691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67028" calcext:value-type="float">
            <text:p>41.6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6" calcext:value-type="float">
            <text:p>88691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2.60444" calcext:value-type="float">
            <text:p>42.60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7" calcext:value-type="float">
            <text:p>88691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4375" calcext:value-type="float">
            <text:p>44.43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8" calcext:value-type="float">
            <text:p>88691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26389" calcext:value-type="float">
            <text:p>41.26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9" calcext:value-type="float">
            <text:p>88691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07028" calcext:value-type="float">
            <text:p>41.0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0" calcext:value-type="float">
            <text:p>88691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90389" calcext:value-type="float">
            <text:p>44.90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1" calcext:value-type="float">
            <text:p>88691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6.87944" calcext:value-type="float">
            <text:p>46.87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2" calcext:value-type="float">
            <text:p>88691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15222" calcext:value-type="float">
            <text:p>45.15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3" calcext:value-type="float">
            <text:p>88691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7.34528" calcext:value-type="float">
            <text:p>37.34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4" calcext:value-type="float">
            <text:p>88691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37861" calcext:value-type="float">
            <text:p>43.37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5" calcext:value-type="float">
            <text:p>88691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36944" calcext:value-type="float">
            <text:p>43.36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6" calcext:value-type="float">
            <text:p>88691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MISSING</text:p>
          </table:table-cell>
          <table:table-cell/>
          <table:table-cell office:value-type="string" calcext:value-type="string">
            <text:p>28/04/2022 – 11:14</text:p>
          </table:table-cell>
          <table:table-cell table:style-name="ce10" office:value-type="string" calcext:value-type="string">
            <text:p><text:s/></text:p>
          </table:table-cell>
          <table:table-cell office:value-type="float" office:value="8869197" calcext:value-type="float">
            <text:p>88691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9425" calcext:value-type="float">
            <text:p>45.94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8" calcext:value-type="float">
            <text:p>88691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9.94417" calcext:value-type="float">
            <text:p>39.94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9" calcext:value-type="float">
            <text:p>88691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6.92833" calcext:value-type="float">
            <text:p>46.92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0" calcext:value-type="float">
            <text:p>88692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9.65694" calcext:value-type="float">
            <text:p>39.6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1" calcext:value-type="float">
            <text:p>88692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2.88861" calcext:value-type="float">
            <text:p>42.88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2" calcext:value-type="float">
            <text:p>88692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7.23778" calcext:value-type="float">
            <text:p>47.237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3" calcext:value-type="float">
            <text:p>88692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7.20306" calcext:value-type="float">
            <text:p>47.2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4" calcext:value-type="float">
            <text:p>88692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6.91556" calcext:value-type="float">
            <text:p>46.91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5" calcext:value-type="float">
            <text:p>88692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2.73611" calcext:value-type="float">
            <text:p>42.736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6" calcext:value-type="float">
            <text:p>88692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21806" calcext:value-type="float">
            <text:p>43.21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7" calcext:value-type="float">
            <text:p>88692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8.03" calcext:value-type="float">
            <text:p>38.0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8" calcext:value-type="float">
            <text:p>88692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8.17528" calcext:value-type="float">
            <text:p>38.17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9" calcext:value-type="float">
            <text:p>88692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44056" calcext:value-type="float">
            <text:p>43.4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0" calcext:value-type="float">
            <text:p>88692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49056" calcext:value-type="float">
            <text:p>45.4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1" calcext:value-type="float">
            <text:p>88692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69028" calcext:value-type="float">
            <text:p>45.69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2" calcext:value-type="float">
            <text:p>88692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69806" calcext:value-type="float">
            <text:p>41.69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3" calcext:value-type="float">
            <text:p>88692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7.10944" calcext:value-type="float">
            <text:p>47.10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4" calcext:value-type="float">
            <text:p>88692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7.25806" calcext:value-type="float">
            <text:p>47.25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5" calcext:value-type="float">
            <text:p>88692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61944" calcext:value-type="float">
            <text:p>44.61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6" calcext:value-type="float">
            <text:p>88692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8.60028" calcext:value-type="float">
            <text:p>38.6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7" calcext:value-type="float">
            <text:p>88692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8.56722" calcext:value-type="float">
            <text:p>38.567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8" calcext:value-type="float">
            <text:p>88692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6.24056" calcext:value-type="float">
            <text:p>46.2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9" calcext:value-type="float">
            <text:p>88692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30194" calcext:value-type="float">
            <text:p>41.3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0" calcext:value-type="float">
            <text:p>88692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50194" calcext:value-type="float">
            <text:p>43.5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1" calcext:value-type="float">
            <text:p>88692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78972" calcext:value-type="float">
            <text:p>44.78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2" calcext:value-type="float">
            <text:p>88692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2.61889" calcext:value-type="float">
            <text:p>42.61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3" calcext:value-type="float">
            <text:p>88692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8.90889" calcext:value-type="float">
            <text:p>48.90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4" calcext:value-type="float">
            <text:p>88692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22" calcext:value-type="float">
            <text:p>41.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5" calcext:value-type="float">
            <text:p>88692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8.26417" calcext:value-type="float">
            <text:p>58.26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6" calcext:value-type="float">
            <text:p>88692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7.4925" calcext:value-type="float">
            <text:p>47.49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7" calcext:value-type="float">
            <text:p>88692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1.71083" calcext:value-type="float">
            <text:p>31.7108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8" calcext:value-type="float">
            <text:p>88692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6.67833" calcext:value-type="float">
            <text:p>46.67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9" calcext:value-type="float">
            <text:p>88692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1.75028" calcext:value-type="float">
            <text:p>31.75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0" calcext:value-type="float">
            <text:p>88692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1.25694" calcext:value-type="float">
            <text:p>31.2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1" calcext:value-type="float">
            <text:p>88692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08417" calcext:value-type="float">
            <text:p>45.08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2" calcext:value-type="float">
            <text:p>88692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2.31861" calcext:value-type="float">
            <text:p>32.31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3" calcext:value-type="float">
            <text:p>88692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4.93306" calcext:value-type="float">
            <text:p>34.93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4" calcext:value-type="float">
            <text:p>8869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2.76167" calcext:value-type="float">
            <text:p>32.76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5" calcext:value-type="float">
            <text:p>8869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10278" calcext:value-type="float">
            <text:p>41.102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6" calcext:value-type="float">
            <text:p>8869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83139" calcext:value-type="float">
            <text:p>45.83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7" calcext:value-type="float">
            <text:p>8869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7.0275" calcext:value-type="float">
            <text:p>57.02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8" calcext:value-type="float">
            <text:p>8869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09861" calcext:value-type="float">
            <text:p>43.09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9" calcext:value-type="float">
            <text:p>8869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35.87167" calcext:value-type="float">
            <text:p>35.87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0" calcext:value-type="float">
            <text:p>8869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055" calcext:value-type="float">
            <text:p>41.05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1" calcext:value-type="float">
            <text:p>8869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3.07472" calcext:value-type="float">
            <text:p>43.074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2" calcext:value-type="float">
            <text:p>8869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7.65556" calcext:value-type="float">
            <text:p>57.6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3" calcext:value-type="float">
            <text:p>8869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65861" calcext:value-type="float">
            <text:p>50.65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4" calcext:value-type="float">
            <text:p>8869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76444" calcext:value-type="float">
            <text:p>45.76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5" calcext:value-type="float">
            <text:p>8869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44667" calcext:value-type="float">
            <text:p>41.44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6" calcext:value-type="float">
            <text:p>8869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1.92889" calcext:value-type="float">
            <text:p>51.92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7" calcext:value-type="float">
            <text:p>8869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7.40306" calcext:value-type="float">
            <text:p>47.4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8" calcext:value-type="float">
            <text:p>8869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1.46333" calcext:value-type="float">
            <text:p>41.463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9" calcext:value-type="float">
            <text:p>8869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5.93556" calcext:value-type="float">
            <text:p>45.93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0" calcext:value-type="float">
            <text:p>8869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8.56222" calcext:value-type="float">
            <text:p>48.56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1" calcext:value-type="float">
            <text:p>8869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44.72417" calcext:value-type="float">
            <text:p>44.72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2" calcext:value-type="float">
            <text:p>8869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65111" calcext:value-type="float">
            <text:p>41.65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3" calcext:value-type="float">
            <text:p>8869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3.64972" calcext:value-type="float">
            <text:p>33.64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4" calcext:value-type="float">
            <text:p>8869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63917" calcext:value-type="float">
            <text:p>45.639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5" calcext:value-type="float">
            <text:p>8869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6" calcext:value-type="float">
            <text:p>8869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07056" calcext:value-type="float">
            <text:p>42.07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917" calcext:value-type="float">
            <text:p>32.10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639" calcext:value-type="float">
            <text:p>32.08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6389" calcext:value-type="float">
            <text:p>32.16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39306" calcext:value-type="float">
            <text:p>41.39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5:10:51.5654159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5-17T16:28:59.533657623</dc:date>
    <meta:editing-duration>P5DT17H59M47S</meta:editing-duration>
    <meta:editing-cycles>241</meta:editing-cycles>
    <meta:document-statistic meta:table-count="1" meta:cell-count="7727" meta:object-count="0"/>
  </office:meta>
</office:document-meta>
</file>